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text-properties officeooo:rsid="0006b2ec" officeooo:paragraph-rsid="0006b2ec"/>
    </style:style>
    <style:style style:name="P2" style:family="paragraph" style:parent-style-name="Standard">
      <style:paragraph-properties style:writing-mode="lr-tb"/>
      <style:text-properties officeooo:rsid="0006b2ec" officeooo:paragraph-rsid="0006b2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tu@email.com</text:p>
      <text:p text:style-name="P1">From: yo@email.com</text:p>
      <text:p text:style-name="P1"/>
      <text:p text:style-name="P1">December 17th, 2022</text:p>
      <text:p text:style-name="P1"/>
      <text:p text:style-name="P1">Hello,</text:p>
      <text:p text:style-name="P1"/>
      <text:p text:style-name="P1">Thank you for helping me to be healthier.</text:p>
      <text:p text:style-name="P1"/>
      <text:p text:style-name="P1">My name is Jose Manuel, I live in Valencia (Spain) and I shop at your store sporadically.</text:p>
      <text:p text:style-name="P1"/>
      <text:p text:style-name="P1">Last month I bought one of your sports watches(count steps). I didn't know if it would be useful to me. After a month of use, I am so amazed that I want to thank you.</text:p>
      <text:p text:style-name="P1"/>
      <text:p text:style-name="P1">My new watch is sensational, the battery charge lasts a long time, the materials are excellent and it has interchangeable straps. All of this has motivated to walk every day more.</text:p>
      <text:p text:style-name="P1"/>
      <text:p text:style-name="P1">The use I give it is not sporty, so I would like to make the following suggestion. </text:p>
      <text:p text:style-name="P1">Currently, the device has interchangeable straps, but they are all rubber, so using it in serious events is impossible for me. They could create and distribute leather straps or other materials to be used on occasions where seriousness is required.</text:p>
      <text:p text:style-name="P1"/>
      <text:p text:style-name="P1">All the best.</text:p>
      <text:p text:style-name="P1"/>
      <text:p text:style-name="P1">Jose Manuel Moreno Boliv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7T11:27:15.647000000</meta:creation-date>
    <meta:generator>LibreOffice/7.4.2.3$Windows_X86_64 LibreOffice_project/382eef1f22670f7f4118c8c2dd222ec7ad009daf</meta:generator>
    <dc:date>2022-12-18T09:39:40.278000000</dc:date>
    <meta:editing-duration>PT2H16M40S</meta:editing-duration>
    <meta:editing-cycles>7</meta:editing-cycles>
    <meta:document-statistic meta:table-count="0" meta:image-count="0" meta:object-count="0" meta:page-count="1" meta:paragraph-count="12" meta:word-count="163" meta:character-count="905" meta:non-whitespace-character-count="753"/>
  </office:meta>
</office:document-meta>
</file>